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1E61BBCDB774A5E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text-properties officeooo:paragraph-rsid="0027fb88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officeooo:paragraph-rsid="001a5680"/>
    </style:style>
    <style:style style:name="P13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4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5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6" style:family="paragraph" style:parent-style-name="Table_20_Contents">
      <style:text-properties officeooo:rsid="00397f25" officeooo:paragraph-rsid="00397f25"/>
    </style:style>
    <style:style style:name="P17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8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9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Standard" style:list-style-name="L1">
      <style:text-properties officeooo:rsid="0027fb88" officeooo:paragraph-rsid="0027fb88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Table_20_Contents">
      <style:text-properties officeooo:rsid="003aad1a" officeooo:paragraph-rsid="003aad1a" fo:background-color="transparent"/>
    </style:style>
    <style:style style:name="P23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ad1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27fb88"/>
    </style:style>
    <style:style style:name="T13" style:family="text">
      <style:text-properties officeooo:rsid="001a5680"/>
    </style:style>
    <style:style style:name="T14" style:family="text">
      <style:text-properties officeooo:rsid="001fd18d"/>
    </style:style>
    <style:style style:name="T15" style:family="text">
      <style:text-properties officeooo:rsid="001d9b1c"/>
    </style:style>
    <style:style style:name="T16" style:family="text">
      <style:text-properties officeooo:rsid="002aeff2"/>
    </style:style>
    <style:style style:name="T17" style:family="text">
      <style:text-properties officeooo:rsid="0020556b"/>
    </style:style>
    <style:style style:name="T18" style:family="text">
      <style:text-properties officeooo:rsid="0035bc70"/>
    </style:style>
    <style:style style:name="T19" style:family="text">
      <style:text-properties officeooo:rsid="0037d1a0"/>
    </style:style>
    <style:style style:name="T20" style:family="text">
      <style:text-properties officeooo:rsid="0025bcf3"/>
    </style:style>
    <style:style style:name="T21" style:family="text">
      <style:text-properties officeooo:rsid="0024f72b"/>
    </style:style>
    <style:style style:name="T22" style:family="text">
      <style:text-properties officeooo:rsid="00397f25"/>
    </style:style>
    <style:style style:name="T23" style:family="text">
      <style:text-properties officeooo:rsid="003a8d46"/>
    </style:style>
    <style:style style:name="T24" style:family="text">
      <style:text-properties officeooo:rsid="003aad1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8">#5722, #4556</text:span></text:p>
      <text:p text:style-name="P17">Dodatek č. <text:span text:style-name="T24">3</text:span></text:p>
      <text:p text:style-name="P4">Smluvní strany uzavírají <text:span text:style-name="T12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P13"><text:span text:style-name="T8">Česká pirátská strana, </text:span>organizační složka: <text:span text:style-name="T15">Personální odbor</text:span></text:p>
            <text:p text:style-name="P13">z<text:span text:style-name="T13">a</text:span>st<text:span text:style-name="T13">o</text:span>up<text:span text:style-name="T13">ena</text:span>: <text:span text:style-name="T16">Bc. Janem Novákem </text:span><text:a xlink:type="simple" xlink:href="mailto:jan.novak@pirati.cz" text:style-name="Internet_20_link" text:visited-style-name="Visited_20_Internet_20_Link"><text:span text:style-name="T16">jan.novak@pirati.cz</text:span></text:a><text:span text:style-name="T16">, vedoucí</text:span></text:p>
            <text:p text:style-name="P14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3"/>
          </table:table-cell>
        </table:table-row>
        <table:table-row table:style-name="Tabulka1.2">
          <table:table-cell table:style-name="Tabulka1.A1" office:value-type="string">
            <text:p text:style-name="P9"><text:span text:style-name="T8">Dodavatel</text:span><text:span text:style-name="T10">:</text:span></text:p>
          </table:table-cell>
          <table:table-cell table:style-name="Tabulka1.A1" office:value-type="string">
            <text:p text:style-name="P12"><text:span text:style-name="T13">Jméno</text:span>: Zuzana Jíchová</text:p>
            <text:p text:style-name="P15"><text:span text:style-name="T20">ročník</text:span>: <text:span text:style-name="T21">1985</text:span> <text:s text:c="3"/><text:span text:style-name="T14">bydliště: </text:span>Dolní Černá Studnice</text:p>
          </table:table-cell>
        </table:table-row>
        <table:table-row table:style-name="Tabulka1.3">
          <table:table-cell table:style-name="Tabulka1.A1" office:value-type="string">
            <text:list xml:id="list3367572107528192293" text:style-name="L1">
              <text:list-header>
                <text:p text:style-name="P23">Důvod dodatku:</text:p>
              </text:list-header>
            </text:list>
          </table:table-cell>
          <table:table-cell table:style-name="Tabulka1.B3" office:value-type="string">
            <text:list xml:id="list140622550008869" text:continue-numbering="true" text:style-name="L1">
              <text:list-item>
                <text:p text:style-name="P20">Změna <text:span text:style-name="T24">termínu plnění</text:span>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6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9">Termín plnění</text:span>:</text:p>
          </table:table-cell>
          <table:table-cell table:style-name="Tabulka1.A1" office:value-type="string">
            <text:p text:style-name="P22">Do 31.07.2017</text:p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ext:p text:style-name="P18">V <text:span text:style-name="T15">Praze</text:span> dne <text:span text:style-name="T16">01.07.2017</text:span></text:p>
      <text:p text:style-name="P6">Za zadavatele: <text:tab/><text:tab/><text:tab/>Za dodavatele: </text:p>
      <text:p text:style-name="P7"><text:span text:style-name="T16">Vladislav Tobias Esner</text:span><text:tab/><text:tab/><text:span text:style-name="T23">Zuzana Jíchová</text:span></text:p>
      <text:p text:style-name="P7"/>
      <text:p text:style-name="P7"/>
      <text:p text:style-name="P6">……………................<text:tab/><text:tab/>….......………….........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1E61BBCDB774A5E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11T14:06:20.877742336</dc:date>
    <meta:editing-cycles>116</meta:editing-cycles>
    <meta:editing-duration>P24DT17H37M40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27" meta:word-count="163" meta:character-count="1182" meta:non-whitespace-character-count="1036"/>
    <meta:user-defined meta:name="Informace 1"/>
    <meta:user-defined meta:name="Informace 2"/>
    <meta:user-defined meta:name="Informace 3"/>
    <meta:user-defined meta:name="Informace 4"/>
  </office:meta>
</office:document-meta>
</file>